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11.2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11.36cm"/>
    </style:style>
    <style:style style:name="gr5" style:family="graphic" style:parent-style-name="standard">
      <style:graphic-properties svg:stroke-color="#ffff00"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485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7cm" svg:height="17.017cm" svg:x="3.662cm" svg:y="0.5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4.356cm" svg:height="10.665cm" svg:x="5.186cm" svg:y="6.2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2" draw:layer="layout" svg:width="11.729cm" svg:height="3.806cm" svg:x="7.184cm" svg:y="2.19cm">
          <draw:text-box>
            <text:p text:style-name="P2"><text:span text:style-name="T1">IO layer:</text:span><text:line-break/>threads, exceptions, file maniputlation, </text:p>
            <text:p text:style-name="P2">network communication, …</text:p>
            <text:p text:style-name="P2">=&gt; expressive, but possibly complicated</text:p>
            <text:p text:style-name="P2">=&gt; minimize its size</text:p>
          </draw:text-box>
        </draw:frame>
        <draw:frame draw:style-name="gr4" draw:text-style-name="P2" draw:layer="layout" svg:width="11.86cm" svg:height="3.806cm" svg:x="6.88cm" svg:y="8.379cm">
          <draw:text-box>
            <text:p text:style-name="P2"><text:span text:style-name="T1">Pure functions:</text:span><text:line-break/>no side-effects, all dependencies explicit</text:p>
            <text:p text:style-name="P2">=&gt; thread-safe, platform-independent</text:p>
            <text:p text:style-name="P2">=&gt; easy to refactor</text:p>
            <text:p text:style-name="P2"/>
          </draw:text-box>
        </draw:frame>
        <draw:custom-shape draw:style-name="gr5" draw:text-style-name="P1" draw:layer="layout" svg:width="9.274cm" svg:height="4.063cm" svg:x="7.727cm" svg:y="11.9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2" draw:layer="layout" svg:width="7.985cm" svg:height="2.384cm" svg:x="8.635cm" svg:y="12.844cm">
          <draw:text-box>
            <text:p text:style-name="P2"><text:span text:style-name="T1">Pure and total functions:</text:span><text:line-break/>always return a result</text:p>
            <text:p text:style-name="P2"><text:s/>=&gt; the gold standar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269cm" fo:margin-left="1cm" fo:margin-right="1cm" fo:page-width="24.994cm" fo:page-height="18.0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8T09:26:00.057471000</meta:creation-date>
    <dc:date>2015-02-18T09:41:02.929459000</dc:date>
    <meta:editing-duration>P0D</meta:editing-duration>
    <meta:editing-cycles>1</meta:editing-cycles>
    <meta:document-statistic meta:object-count="6"/>
    <meta:generator>LibreOffice/4.2.8.2$MacOSX_X86_64 LibreOffice_project/48d50dbfc06349262c9d50868e5c1f630a573ebd</meta:generator>
  </office:meta>
</office:document-meta>
</file>